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erif" svg:font-family="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Heading_20_1">
      <style:text-properties officeooo:rsid="0032d6d9" officeooo:paragraph-rsid="0032d6d9"/>
    </style:style>
    <style:style style:name="P2" style:family="paragraph" style:parent-style-name="Subtitle">
      <style:paragraph-properties fo:text-align="end" style:justify-single-word="false"/>
      <style:text-properties officeooo:rsid="0017d2f1" officeooo:paragraph-rsid="0017d2f1"/>
    </style:style>
    <style:style style:name="P3" style:family="paragraph" style:parent-style-name="Text_20_body">
      <style:paragraph-properties fo:text-align="end" style:justify-single-word="false"/>
      <style:text-properties officeooo:rsid="0017d2f1" officeooo:paragraph-rsid="0017d2f1"/>
    </style:style>
    <style:style style:name="P4" style:family="paragraph" style:parent-style-name="Text_20_body">
      <style:paragraph-properties fo:text-align="start" style:justify-single-word="false"/>
      <style:text-properties officeooo:rsid="0017e1ec" officeooo:paragraph-rsid="0017e1ec"/>
    </style:style>
    <style:style style:name="P5" style:family="paragraph" style:parent-style-name="Text_20_body">
      <style:paragraph-properties fo:text-align="start" style:justify-single-word="false"/>
      <style:text-properties officeooo:paragraph-rsid="001ffbf5"/>
    </style:style>
    <style:style style:name="P6" style:family="paragraph" style:parent-style-name="Text_20_body">
      <style:paragraph-properties fo:text-align="start" style:justify-single-word="false"/>
      <style:text-properties officeooo:paragraph-rsid="0020e1ab"/>
    </style:style>
    <style:style style:name="P7" style:family="paragraph" style:parent-style-name="Text_20_body">
      <style:paragraph-properties fo:text-align="start" style:justify-single-word="false"/>
      <style:text-properties officeooo:paragraph-rsid="0028b1fd"/>
    </style:style>
    <style:style style:name="P8" style:family="paragraph" style:parent-style-name="Text_20_body">
      <style:paragraph-properties fo:text-align="start" style:justify-single-word="false"/>
      <style:text-properties officeooo:paragraph-rsid="002be9b0"/>
    </style:style>
    <style:style style:name="P9" style:family="paragraph" style:parent-style-name="Text_20_body">
      <style:paragraph-properties fo:text-align="start" style:justify-single-word="false"/>
      <style:text-properties officeooo:paragraph-rsid="00313aed"/>
    </style:style>
    <style:style style:name="P10" style:family="paragraph" style:parent-style-name="Text_20_body">
      <style:paragraph-properties fo:text-align="start" style:justify-single-word="false"/>
      <style:text-properties officeooo:rsid="001f6b19" officeooo:paragraph-rsid="001f6b19"/>
    </style:style>
    <style:style style:name="P11" style:family="paragraph" style:parent-style-name="Text_20_body">
      <style:paragraph-properties fo:text-align="start" style:justify-single-word="false"/>
      <style:text-properties officeooo:rsid="0020e1ab" officeooo:paragraph-rsid="0020e1ab"/>
    </style:style>
    <style:style style:name="P12" style:family="paragraph" style:parent-style-name="Text_20_body">
      <style:text-properties officeooo:rsid="0032d6d9" officeooo:paragraph-rsid="0032d6d9"/>
    </style:style>
    <style:style style:name="P13" style:family="paragraph" style:parent-style-name="Text_20_body">
      <style:text-properties officeooo:paragraph-rsid="0032d6d9"/>
    </style:style>
    <style:style style:name="P14" style:family="paragraph" style:parent-style-name="Title">
      <style:text-properties officeooo:rsid="0017d2f1" officeooo:paragraph-rsid="0017d2f1"/>
    </style:style>
    <style:style style:name="T1" style:family="text">
      <style:text-properties officeooo:rsid="001f6b19"/>
    </style:style>
    <style:style style:name="T2" style:family="text">
      <style:text-properties officeooo:rsid="001ffbf5"/>
    </style:style>
    <style:style style:name="T3" style:family="text">
      <style:text-properties officeooo:rsid="0020a1ef"/>
    </style:style>
    <style:style style:name="T4" style:family="text">
      <style:text-properties officeooo:rsid="0020e1ab"/>
    </style:style>
    <style:style style:name="T5" style:family="text">
      <style:text-properties officeooo:rsid="00234075"/>
    </style:style>
    <style:style style:name="T6" style:family="text">
      <style:text-properties officeooo:rsid="0024fd90"/>
    </style:style>
    <style:style style:name="T7" style:family="text">
      <style:text-properties officeooo:rsid="0028b1fd"/>
    </style:style>
    <style:style style:name="T8" style:family="text">
      <style:text-properties officeooo:rsid="002a2e94"/>
    </style:style>
    <style:style style:name="T9" style:family="text">
      <style:text-properties officeooo:rsid="002be9b0"/>
    </style:style>
    <style:style style:name="T10" style:family="text">
      <style:text-properties style:font-name="serif" fo:font-size="12pt"/>
    </style:style>
    <style:style style:name="T11" style:family="text">
      <style:text-properties style:font-name="serif" fo:font-size="12pt" officeooo:rsid="002ff704"/>
    </style:style>
    <style:style style:name="T12" style:family="text">
      <style:text-properties style:font-name="serif" fo:font-size="12pt" officeooo:rsid="00313aed"/>
    </style:style>
    <style:style style:name="T13" style:family="text">
      <style:text-properties officeooo:rsid="00313a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ortfólio – Redes de Computadores</text:p>
      <text:p text:style-name="P2">Gabriel Gian, 3° período</text:p>
      <text:p text:style-name="P3"/>
      <text:h text:style-name="Heading_20_1" text:outline-level="1">Lista 01</text:h>
      <text:p text:style-name="Text_20_body"/>
      <text:p text:style-name="P4">1) <text:span text:style-name="T1">Não há diferença entre hospedeiros e sistemas finais porque ambos são dispositivos subjacentes à internet, que seria a troca de informações em si. Servidores são sistemas finais justamente por isso, assim como todos os dispositivos conectados à internet.</text:span></text:p>
      <text:p text:style-name="P10">2) Um exemplo de protocolo diplomático é o das reuniões das Nações Unidas, onde o direito de fala de cada representante de cada nação é respeitado de modo a efetuar a formação de um consenso entre as mesmas.</text:p>
      <text:p text:style-name="P10">3) <text:span text:style-name="T2">Um programa cliente é um programa voltado ao emprego do mesmo pelo usuário, enquanto um programa servidor é voltado para a operação do servidor que recebe requisições do usuário – back end e front end. Um servidor não costuma enviar tantas requisições ao cliente (salvos casos como a requisição de uma autenticação, por exemplo), embora o contrário aconteça no outro caso, já que o cliente constantemente faz requisições remotas ao servidor.</text:span></text:p>
      <text:p text:style-name="P11">4) 4G: móvel; Ethernet: residencial e corporativo; DSL: residencial e corporativo; <text:span text:style-name="T5">HFC: residencial; Wi-Fi: móvel, residencial, corporativo.</text:span></text:p>
      <text:p text:style-name="P5"><text:span text:style-name="T4">5</text:span><text:span text:style-name="T2">) </text:span><text:span text:style-name="T3">Indicado pelo próprio nome, a rede HFC é híbrida e contém tanto fibra ótica como cabo coaxial. A taxa é compartilhada entre usuários, o que torna possível o acontecimento de colisões, embora haja protocolos que visam coordenar transmissões e evitar que isso aconteça.</text:span></text:p>
      <text:p text:style-name="P6"><text:span text:style-name="T4">7) </text:span>A taxa de transmissão <text:span text:style-name="T6">de uma rede</text:span> Ethernet/<text:span text:style-name="T6">LAN</text:span> é , <text:span text:style-name="T6">comumente, </text:span>de 10 Mbps ou 100 Mbps, ou até mesmo de 1 Gbps e 10 Gbps, <text:span text:style-name="T6">e cada usuário pode realizar transmissões a essa taxa.</text:span></text:p>
      <text:p text:style-name="P7"><text:span text:style-name="T7">8) </text:span><text:span text:style-name="T8">O mais comum meio de instalação</text:span> é o par de fios de cobre trançado, <text:span text:style-name="T8">devido a seu baixo custo; há</text:span> também os cabos coaxiais, fibras óticas e <text:span text:style-name="T8">a transmissão via rádio.</text:span></text:p>
      <text:p text:style-name="P8"><text:span text:style-name="T9">9) </text:span><text:span text:style-name="T10">Modens discados: 56 kbps – banda dedicada</text:span><text:span text:style-name="T11">;</text:span></text:p>
      <text:p text:style-name="P8"><text:span text:style-name="T10">HFC: até 30 Mbps upstream e 2 Mbps downstream – banda compartilhada;</text:span></text:p>
      <text:p text:style-name="P8"><text:span text:style-name="T10">ADSL: até 1 Mbps upstream e 8 Mbps downstream – banda compartilhada.</text:span></text:p>
      <text:p text:style-name="P9"><text:span text:style-name="T12">10) As tecnologias de acesso sem fio mais populares atualmente são a Wi-Fi, que é muitas vezes combinada com a HFC ou ADSL, de banda compartilhada, que faz usos de ondas de rádio, e a 4G, que </text:span><text:soft-page-break/><text:span text:style-name="T12">possui os mesmos atributos da Wi-Fi descritos anteriormente, embora faça conexão com redes celulares mantidas pelos provedores.</text:span></text:p>
      <text:h text:style-name="P1" text:outline-level="1">Lista 2</text:h>
      <text:p text:style-name="P13"/>
      <text:p text:style-name="P12">1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erif" svg:font-family="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09:04:01.412402203</meta:creation-date>
    <dc:date>2020-09-12T10:04:05.097946225</dc:date>
    <meta:editing-duration>PT48M40S</meta:editing-duration>
    <meta:editing-cycles>14</meta:editing-cycles>
    <meta:generator>LibreOffice/7.0.1.2$Linux_X86_64 LibreOffice_project/00$Build-2</meta:generator>
    <meta:document-statistic meta:table-count="0" meta:image-count="0" meta:object-count="0" meta:page-count="2" meta:paragraph-count="16" meta:word-count="373" meta:character-count="2234" meta:non-whitespace-character-count="1872"/>
  </office:meta>
</office:document-meta>
</file>